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4" office:value-type="string" calcext:value-type="string">
            <text:p>Type </text:p>
          </table:table-cell>
          <table:table-cell table:style-name="ce4" office:value-type="string" calcext:value-type="string">
            <text:p>Domaine</text:p>
          </table:table-cell>
          <table:table-cell table:style-name="ce5" office:value-type="string" calcext:value-type="string">
            <text:p>D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Nom des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Li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lo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Cha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tag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Ail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Ouest,Sud,Est,No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Secu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férieur ou égal à la 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° voie Code postal ville P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Patient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de type : <text:span text:style-name="T1">+33</text:span> 6 00 00 00 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tré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Sort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périeur à la date d‘entrée et null à la cré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Adhér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°Adhérant mutu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tut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ntrant, Diagnostic, Archivé, Nom du service actuel</text:p>
          </table:table-cell>
          <table:table-cell office:value-type="string" calcext:value-type="string">
            <text:p>Nom du service correspond au service où se trouve le pat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Maladie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Malad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Trait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raitement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Application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tTraite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quête, Disponible,Livré, Appliqu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Médica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Médicament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eActif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ckMedica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bre de médicament disponible en 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escription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mploy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i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édecin,Infirmier, Accueil, Pharmacien, Gestionn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Maladie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6:17:50.45837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15T17:47:56.922799491</dc:date>
    <meta:editing-duration>PT6H3M40S</meta:editing-duration>
    <meta:editing-cycles>6</meta:editing-cycles>
    <meta:generator>LibreOffice/5.1.6.2$Linux_X86_64 LibreOffice_project/10m0$Build-2</meta:generator>
    <meta:document-statistic meta:table-count="1" meta:cell-count="89" meta:object-count="0"/>
  </office:meta>
</office:document-meta>
</file>